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700" officeooo:paragraph-rsid="000a6ffb"/>
    </style:style>
    <style:style style:name="P2" style:family="paragraph" style:parent-style-name="Standard">
      <style:text-properties officeooo:rsid="000a6ffb" officeooo:paragraph-rsid="000a6ffb"/>
    </style:style>
    <style:style style:name="P3" style:family="paragraph" style:parent-style-name="Standard">
      <style:text-properties officeooo:rsid="000a6ffb" officeooo:paragraph-rsid="000c026d"/>
    </style:style>
    <style:style style:name="P4" style:family="paragraph" style:parent-style-name="Standard">
      <style:text-properties officeooo:rsid="000c026d" officeooo:paragraph-rsid="000c026d"/>
    </style:style>
    <style:style style:name="P5" style:family="paragraph" style:parent-style-name="Header">
      <style:text-properties officeooo:rsid="000da408" officeooo:paragraph-rsid="000da408"/>
    </style:style>
    <style:style style:name="T1" style:family="text">
      <style:text-properties officeooo:rsid="000a6ffb"/>
    </style:style>
    <style:style style:name="T2" style:family="text">
      <style:text-properties officeooo:rsid="000c02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<text:span text:style-name="T1">1 : str1 = ‘nom’, str2 = ‘prénom’, int1 = ‘qcm’</text:span></text:p>
      <text:p text:style-name="P2">Question 2 : c’est une liste de chaine de caractère du ch1 et ch2 avec l’index 0 qui vaut prenom</text:p>
      <text:p text:style-name="P3">Question 3 : str1 = <text:span text:style-name="T2">nom</text:span>’, str2 = prénom, int1 = <text:span text:style-name="T2">note </text:span>qcm</text:p>
      <text:p text:style-name="P4">Question 4 : c’est une liste de liste avec un nom prenom et deux note, la fusion de tab1 et tab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a408" officeooo:paragraph-rsid="000da40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xim</text:p>
        <text:p text:style-name="MP1">Costa</text:p>
        <text:p text:style-name="MP1">10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2:55:59.117732863</meta:creation-date>
    <dc:date>2020-04-14T00:40:37.583961284</dc:date>
    <meta:editing-duration>PT1H4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69" meta:character-count="318" meta:non-whitespace-character-count="256"/>
  </office:meta>
</office:document-meta>
</file>